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83D9777CDC4BCD2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e187"/>
    </style:style>
    <style:style style:name="P3" style:family="paragraph" style:parent-style-name="Standard">
      <style:paragraph-properties fo:text-align="start" style:justify-single-word="false"/>
      <style:text-properties officeooo:paragraph-rsid="001de187"/>
    </style:style>
    <style:style style:name="P4" style:family="paragraph" style:parent-style-name="Standard">
      <style:paragraph-properties fo:text-align="center" style:justify-single-word="false"/>
      <style:text-properties officeooo:paragraph-rsid="001de18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ea5d0"/>
    </style:style>
    <style:style style:name="T5" style:family="text">
      <style:text-properties officeooo:rsid="002055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6" style:data-style-name="N0">6.06</text:variable-set>: The Pendulum</text:p>
      <text:p text:style-name="P4"/>
      <text:list xml:id="list4852233912093633168" text:style-name="L1">
        <text:list-item>
          <text:p text:style-name="P2"><text:span text:style-name="T2">Sebastian</text:span> <text:s/>is attempting to hypnotize a dinosaur. <text:s/>He uses a pendulum that is .<text:span text:style-name="T4">7</text:span>3 meters long. <text:s/>What is its period?</text:p>
        </text:list-item>
      </text:list>
      <text:p text:style-name="P3"/>
      <text:p text:style-name="P3"/>
      <text:p text:style-name="P3"/>
      <text:p text:style-name="P3"/>
      <text:p text:style-name="P3"/>
      <text:list xml:id="list214722562871728" text:continue-numbering="true" text:style-name="L1">
        <text:list-item>
          <text:p text:style-name="P2"><text:span text:style-name="T2">Vanessa</text:span> wants to make a pendulum that has a period of <text:span text:style-name="T4">2</text:span> seconds. <text:s/>What should the length of the pendulum b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4167205503" text:continue-numbering="true" text:style-name="L1">
        <text:list-item>
          <text:p text:style-name="P2"><text:span text:style-name="T2">Angel</text:span> displaces a pendulum so that it has a height of <text:span text:style-name="T4">5</text:span> cm compared to the central equilibrium position. <text:s/>What is the speed of the pendulum as it passes through the center of its pa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3656318391" text:continue-numbering="true" text:style-name="L1">
        <text:list-item>
          <text:p text:style-name="P2"><text:span text:style-name="T2">Samantha</text:span> has a pendulum that is moving at 1 m/s at the bottom of its arc. <text:s/>What is the maximum height the pendulum will reac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3594374853" text:continue-numbering="true" text:style-name="L1">
        <text:list-item>
          <text:p text:style-name="P2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3587265329" text:continue-numbering="true" text:style-name="L1">
        <text:list-item>
          <text:p text:style-name="P2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<text:span text:style-name="T4">0</text:span>.<text:span text:style-name="T4">5</text:span> second<text:span text:style-name="T4">s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3884274292" text:continue-numbering="true" text:style-name="L1">
        <text:list-item>
          <text:p text:style-name="P2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4081866450" text:continue-numbering="true" text:style-name="L1">
        <text:list-item>
          <text:p text:style-name="P2"><text:span text:style-name="T2">Vivian</text:span> is in a spinning carnival wheel (in space). <text:s/>The wheel has a diameter of 10 meters, and makes one rotation in <text:span text:style-name="T5">6</text:span> seconds. <text:s/></text:p>
          <text:list>
            <text:list-item>
              <text:p text:style-name="P2">What is <text:span text:style-name="T2">Vivian</text:span>’s centripetal accelera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4236171311" text:continue-numbering="true" text:style-name="L1">
        <text:list-item>
          <text:list>
            <text:list-item>
              <text:p text:style-name="P2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723314708430" text:continue-numbering="true" text:style-name="L1">
        <text:list-item>
          <text:list>
            <text:list-item>
              <text:p text:style-name="P2">Name two things that could be done to make the necklace swing slo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3D9777CDC4BCD2.png" xlink:type="simple" xlink:show="embed" xlink:actuate="onLoad"/></draw:frame> <text:s text:c="20"/>Name:<text:tab/><text:tab/><text:date style:data-style-name="N37" text:date-value="2016-08-04T21:47:22.34756701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1089336</meta:creation-date>
    <meta:editing-duration>PT5M39S</meta:editing-duration>
    <meta:editing-cycles>4</meta:editing-cycles>
    <meta:generator>LibreOffice/5.0.6.2$Linux_X86_64 LibreOffice_project/00$Build-2</meta:generator>
    <dc:date>2016-08-04T21:47:22.311420952</dc:date>
    <meta:document-statistic meta:table-count="0" meta:image-count="2" meta:object-count="0" meta:page-count="2" meta:paragraph-count="14" meta:word-count="325" meta:character-count="1734" meta:non-whitespace-character-count="1386"/>
  </office:meta>
</office:document-meta>
</file>